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📖 Manual Técnico: Lógica de Negocio (Servicios)</text:h>
      <text:p text:style-name="Text_20_body"><text:span text:style-name="T1">Archivo:</text:span> <text:span text:style-name="Source_20_Text">proyecto-erp/backend/app/services/producto_service.py</text:span></text:p>
      <text:h text:style-name="Heading_20_2" text:outline-level="2">1. Propósito General del Archivo</text:h>
      <text:p text:style-name="Text_20_body">Si el Controlador es el "Recepcionista" y el Repositorio es el "Almacenista", el Servicio es el <text:span text:style-name="T1">"Gerente" o "Cerebro"</text:span> de la operación.</text:p>
      <text:p text:style-name="Text_20_body">Su responsabilidad exclusiva es manejar las <text:span text:style-name="T1">Reglas de Negocio</text:span>. Aquí es donde tomamos decisiones lógicas antes de molestar a la base de datos. Por ejemplo: <text:span text:style-name="T2">"¿Este código de producto ya existe?"</text:span>, <text:span text:style-name="T2">"¿El producto que intentas borrar realmente está ahí?"</text:span>. Si algo no cumple con las reglas, el servicio es el encargado de levantar la mano y lanzar una excepción HTTP que el usuario final pueda entender.</text:p>
      <text:h text:style-name="Heading_20_2" text:outline-level="2">2. Herramientas Clave (Importaciones)</text:h>
      <text:list text:style-name="L1">
        <text:list-item>
          <text:p text:style-name="P2"><text:span text:style-name="Source_20_Text"><text:span text:style-name="T1">ProductoRepository</text:span></text:span><text:span text:style-name="T1">:</text:span> El archivo que acabamos de ver. El servicio lo usa para pedir o guardar datos.</text:p>
        </text:list-item>
        <text:list-item>
          <text:p text:style-name="P2"><text:span text:style-name="Source_20_Text"><text:span text:style-name="T1">HTTPException</text:span></text:span><text:span text:style-name="T1"> y </text:span><text:span text:style-name="Source_20_Text"><text:span text:style-name="T1">status</text:span></text:span><text:span text:style-name="T1">:</text:span> Herramientas de FastAPI para detener la ejecución y enviarle un error claro al cliente (ej. <text:span text:style-name="Source_20_Text">404 No Encontrado</text:span> o <text:span text:style-name="Source_20_Text">409 Conflicto</text:span>).</text:p>
        </text:list-item>
        <text:list-item>
          <text:p text:style-name="P2"><text:span text:style-name="T1">Esquemas (DTOs):</text:span> <text:span text:style-name="Source_20_Text">ProductoCreate</text:span>, <text:span text:style-name="Source_20_Text">ProductoUpdate</text:span>, <text:span text:style-name="Source_20_Text">ProductoResponse</text:span> para validar y transformar los datos.</text:p>
        </text:list-item>
      </text:list>
      <text:p text:style-name="Horizontal_20_Line"/>
      <text:h text:style-name="Heading_20_2" text:outline-level="2">3. Desglose de la Clase <text:span text:style-name="Source_20_Text">ProductoService</text:span></text:h>
      <text:p text:style-name="Text_20_body">El servicio se inicializa recibiendo la sesión de la base de datos (<text:span text:style-name="Source_20_Text">db</text:span>) y la usa para instanciar su propio repositorio: <text:span text:style-name="Source_20_Text">self.repo = ProductoRepository(db)</text:span>.</text:p>
      <text:h text:style-name="Heading_20_3" text:outline-level="3">🛡️ Validaciones Críticas: Crear y Actualizar</text:h>
      <text:p text:style-name="P3">Python</text:p>
      <text:p text:style-name="Preformatted_20_Text"><text:span text:style-name="Source_20_Text">def crear_producto(self, data: ProductoCreate) -&gt; ProductoResponse:</text:span></text:p>
      <text:p text:style-name="Preformatted_20_Text"><text:span text:style-name="Source_20_Text"><text:s text:c="4"/>if self.repo.get_by_codigo(data.codigo):</text:span></text:p>
      <text:p text:style-name="Preformatted_20_Text"><text:span text:style-name="Source_20_Text"><text:s text:c="8"/>raise HTTPException(</text:span></text:p>
      <text:p text:style-name="Preformatted_20_Text"><text:span text:style-name="Source_20_Text"><text:s text:c="12"/>status_code=status.HTTP_409_CONFLICT,</text:span></text:p>
      <text:p text:style-name="Preformatted_20_Text"><text:span text:style-name="Source_20_Text"><text:s text:c="12"/>detail=f"Ya existe un producto con el código '{data.codigo}'",</text:span></text:p>
      <text:p text:style-name="Preformatted_20_Text"><text:span text:style-name="Source_20_Text"><text:s text:c="8"/>)</text:span></text:p>
      <text:p text:style-name="Preformatted_20_Text"><text:soft-page-break/><text:span text:style-name="Source_20_Text"><text:s text:c="4"/>nuevo_producto = self.repo.create(data)</text:span></text:p>
      <text:p text:style-name="P1"><text:span text:style-name="Source_20_Text"><text:s text:c="4"/>return ProductoResponse.model_validate(nuevo_producto)</text:span></text:p>
      <text:list text:style-name="L2">
        <text:list-item>
          <text:p text:style-name="P4"><text:span text:style-name="T1">La Regla de Negocio:</text:span> Antes de crear, el servicio llama a <text:span text:style-name="Source_20_Text">get_by_codigo</text:span>. Si la base de datos responde que ya hay algo con ese código, el servicio aborta la misión inmediatamente y lanza un error <text:span text:style-name="Source_20_Text">HTTP 409 Conflict</text:span>.</text:p>
        </text:list-item>
        <text:list-item>
          <text:p text:style-name="P4"><text:span text:style-name="T1">Transformación (</text:span><text:span text:style-name="Source_20_Text"><text:span text:style-name="T1">model_validate</text:span></text:span><text:span text:style-name="T1">):</text:span> Una vez que el repositorio guarda el producto, devuelve un "Objeto SQLAlchemy". El servicio usa <text:span text:style-name="Source_20_Text">ProductoResponse.model_validate()</text:span> para convertirlo limpiamente al formato JSON que espera el controlador.</text:p>
        </text:list-item>
      </text:list>
      <text:p text:style-name="P3">Python</text:p>
      <text:p text:style-name="Preformatted_20_Text"><text:span text:style-name="Source_20_Text">def actualizar_producto(self, producto_id: int, data: ProductoUpdate) -&gt; ProductoResponse:</text:span></text:p>
      <text:p text:style-name="Preformatted_20_Text"><text:span text:style-name="Source_20_Text"><text:s text:c="4"/>producto_actual = self.repo.get_by_id(producto_id)</text:span></text:p>
      <text:p text:style-name="Preformatted_20_Text"><text:span text:style-name="Source_20_Text"><text:s text:c="4"/>if not producto_actual:</text:span></text:p>
      <text:p text:style-name="Preformatted_20_Text"><text:span text:style-name="Source_20_Text"><text:s text:c="8"/>raise HTTPException(status_code=404, detail="No encontrado")</text:span></text:p>
      <text:p text:style-name="Preformatted_20_Text"><text:span text:style-name="Source_20_Text"><text:s text:c="4"/></text:span></text:p>
      <text:p text:style-name="Preformatted_20_Text"><text:span text:style-name="Source_20_Text"><text:s text:c="4"/>if data.codigo and data.codigo != producto_actual.codigo:</text:span></text:p>
      <text:p text:style-name="Preformatted_20_Text"><text:span text:style-name="Source_20_Text"><text:s text:c="8"/>if self.repo.get_by_codigo(data.codigo):</text:span></text:p>
      <text:p text:style-name="Preformatted_20_Text"><text:span text:style-name="Source_20_Text"><text:s text:c="12"/>raise HTTPException(status_code=409, detail="Código ya existe")</text:span></text:p>
      <text:p text:style-name="Preformatted_20_Text"><text:span text:style-name="Source_20_Text"><text:s text:c="12"/></text:span></text:p>
      <text:p text:style-name="Preformatted_20_Text"><text:span text:style-name="Source_20_Text"><text:s text:c="4"/>producto_actualizado = self.repo.update(producto_actual, data)</text:span></text:p>
      <text:p text:style-name="P1"><text:span text:style-name="Source_20_Text"><text:s text:c="4"/>return ProductoResponse.model_validate(producto_actualizado)</text:span></text:p>
      <text:list text:style-name="L3">
        <text:list-item>
          <text:p text:style-name="P5"><text:span text:style-name="T1">Doble Validación:</text:span> Primero, verifica si el producto que queremos actualizar existe (si no, lanza <text:span text:style-name="Source_20_Text">404</text:span>). Segundo, si el usuario está enviando un <text:span text:style-name="T2">nuevo</text:span> código, verifica que ese nuevo código no le pertenezca ya a otro producto diferente.</text:p>
        </text:list-item>
      </text:list>
      <text:h text:style-name="Heading_20_3" text:outline-level="3">🔍 Operaciones de Lectura y Borrado con Salvaguardas</text:h>
      <text:p text:style-name="P3">Python</text:p>
      <text:p text:style-name="Preformatted_20_Text"><text:span text:style-name="Source_20_Text">def obtener_producto(self, producto_id: int) -&gt; ProductoResponse:</text:span></text:p>
      <text:p text:style-name="Preformatted_20_Text"><text:span text:style-name="Source_20_Text"><text:s text:c="4"/>producto = self.repo.get_by_id(producto_id)</text:span></text:p>
      <text:p text:style-name="Preformatted_20_Text"><text:span text:style-name="Source_20_Text"><text:s text:c="4"/>if not producto:</text:span></text:p>
      <text:p text:style-name="Preformatted_20_Text"><text:span text:style-name="Source_20_Text"><text:s text:c="8"/>raise HTTPException(status_code=404, detail="No encontrado")</text:span></text:p>
      <text:p text:style-name="P1"><text:span text:style-name="Source_20_Text"><text:s text:c="4"/>return ProductoResponse.model_validate(producto)</text:span></text:p>
      <text:list text:style-name="L4">
        <text:list-item>
          <text:p text:style-name="P6"><text:span text:style-name="T1">Manejo de Errores Seguros:</text:span> A diferencia del repositorio (que solo devuelve <text:span text:style-name="Source_20_Text">None</text:span> si no encuentra algo), el servicio interpreta ese <text:span text:style-name="Source_20_Text">None</text:span> y lo convierte en un error HTTP oficial <text:span text:style-name="Source_20_Text">404</text:span>. Así el frontend sabe exactamente qué pasó.</text:p>
        </text:list-item>
      </text:list>
      <text:p text:style-name="P3">Python</text:p>
      <text:p text:style-name="Preformatted_20_Text"><text:span text:style-name="Source_20_Text">def listar_productos(self, skip: int = 0, limit: int = 100) -&gt; List[ProductoResponse]:</text:span></text:p>
      <text:p text:style-name="Preformatted_20_Text"><text:span text:style-name="Source_20_Text"><text:s text:c="4"/>productos = self.repo.get_all(skip, limit)</text:span></text:p>
      <text:p text:style-name="P1"><text:span text:style-name="Source_20_Text"><text:s text:c="4"/>return [ProductoResponse.model_validate(p) for p in productos]</text:span></text:p>
      <text:list text:style-name="L5">
        <text:list-item>
          <text:p text:style-name="P7"><text:soft-page-break/><text:span text:style-name="T1">Comprensión de Listas (List Comprehension):</text:span> Esta es una técnica muy elegante de Python. Toma la lista cruda de objetos de la base de datos y, en una sola línea, la recorre y la transforma en una lista de diccionarios validados listos para enviarse por internet.</text:p>
        </text:list-item>
      </text:list>
      <text:p text:style-name="P3">Python</text:p>
      <text:p text:style-name="Preformatted_20_Text"><text:span text:style-name="Source_20_Text">def eliminar_producto(self, producto_id: int) -&gt; None:</text:span></text:p>
      <text:p text:style-name="Preformatted_20_Text"><text:span text:style-name="Source_20_Text"><text:s text:c="4"/>producto = self.repo.get_by_id(producto_id)</text:span></text:p>
      <text:p text:style-name="Preformatted_20_Text"><text:span text:style-name="Source_20_Text"><text:s text:c="4"/>if not producto:</text:span></text:p>
      <text:p text:style-name="Preformatted_20_Text"><text:span text:style-name="Source_20_Text"><text:s text:c="8"/>raise HTTPException(status_code=404, detail="No encontrado")</text:span></text:p>
      <text:p text:style-name="P1"><text:span text:style-name="Source_20_Text"><text:s text:c="4"/>self.repo.delete(producto)</text:span></text:p>
      <text:list text:style-name="L6">
        <text:list-item>
          <text:p text:style-name="P8">Simplemente verifica que el producto exista antes de ordenarle al repositorio que lo destruya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3T16:34:41.904270970</meta:creation-date>
    <dc:date>2026-04-23T16:34:53.380857925</dc:date>
    <meta:editing-duration>PT12S</meta:editing-duration>
    <meta:editing-cycles>1</meta:editing-cycles>
    <meta:document-statistic meta:table-count="0" meta:image-count="0" meta:object-count="0" meta:page-count="3" meta:paragraph-count="56" meta:word-count="533" meta:character-count="4252" meta:non-whitespace-character-count="3618"/>
    <meta:generator>LibreOffice/24.2.7.2$Linux_X86_64 LibreOffice_project/420$Build-2</meta:generator>
  </office:meta>
</office:document-meta>
</file>